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FreeSerif" svg:font-family="FreeSerif" style:font-family-generic="roman" style:font-pitch="variable" svg:panose-1="2 11 6 4 2 2 2 2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automatic-styles>
    <style:style style:name="P1" style:parent-style-name="Textbody" style:master-page-name="MP0" style:family="paragraph">
      <style:paragraph-properties fo:break-before="page" fo:border="0.0034in solid #D9D9E3" fo:padding="0.0138in" style:shadow="none" fo:text-align="center"/>
      <style:text-properties style:font-name="FreeSerif" fo:color="#000000" fo:font-size="14pt" style:font-size-asian="14pt" style:font-size-complex="14pt"/>
    </style:style>
    <style:style style:name="P2"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3"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4"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5"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6"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8"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9"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0"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1"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2"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3"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4"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5"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6"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8"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9"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0"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1"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2"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3"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4"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25" style:parent-style-name="Textbody" style:family="paragraph">
      <style:paragraph-properties fo:border="0.0034in solid #D9D9E3" fo:padding="0.0138in" style:shadow="none" fo:text-align="justify"/>
    </style:style>
    <style:style style:name="T26" style:parent-style-name="SourceText" style:family="text">
      <style:text-properties style:font-name="FreeSerif" fo:color="#000000" fo:font-size="14pt" style:font-size-asian="14pt" style:font-size-complex="14pt"/>
    </style:style>
    <style:style style:name="P27" style:parent-style-name="Textbody" style:family="paragraph">
      <style:paragraph-properties fo:border="0.0034in solid #D9D9E3" fo:padding="0.0138in" style:shadow="none" fo:text-align="justify"/>
    </style:style>
    <style:style style:name="T28" style:parent-style-name="DefaultParagraphFont" style:family="text">
      <style:text-properties style:font-name="FreeSerif" fo:color="#000000" fo:font-size="14pt" style:font-size-asian="14pt" style:font-size-complex="14pt"/>
    </style:style>
    <style:style style:name="T29" style:parent-style-name="SourceText" style:family="text">
      <style:text-properties style:font-name="FreeSerif" fo:color="#000000" fo:font-size="14pt" style:font-size-asian="14pt" style:font-size-complex="14pt"/>
    </style:style>
    <style:style style:name="T30" style:parent-style-name="DefaultParagraphFont" style:family="text">
      <style:text-properties style:font-name="FreeSerif" fo:color="#000000" fo:font-size="14pt" style:font-size-asian="14pt" style:font-size-complex="14pt"/>
    </style:style>
    <style:style style:name="T31" style:parent-style-name="SourceText" style:family="text">
      <style:text-properties style:font-name="FreeSerif" fo:color="#000000" fo:font-size="14pt" style:font-size-asian="14pt" style:font-size-complex="14pt"/>
    </style:style>
    <style:style style:name="T32" style:parent-style-name="DefaultParagraphFont" style:family="text">
      <style:text-properties style:font-name="FreeSerif" fo:color="#000000" fo:font-size="14pt" style:font-size-asian="14pt" style:font-size-complex="14pt"/>
    </style:style>
    <style:style style:name="P33" style:parent-style-name="Textbody" style:family="paragraph">
      <style:paragraph-properties fo:border="0.0034in solid #D9D9E3" fo:padding="0.0138in" style:shadow="none" fo:text-align="justify"/>
    </style:style>
    <style:style style:name="T34" style:parent-style-name="DefaultParagraphFont" style:family="text">
      <style:text-properties style:font-name="FreeSerif" fo:color="#000000" fo:font-size="14pt" style:font-size-asian="14pt" style:font-size-complex="14pt"/>
    </style:style>
    <style:style style:name="T35" style:parent-style-name="SourceText" style:family="text">
      <style:text-properties style:font-name="FreeSerif" fo:color="#000000" fo:font-size="14pt" style:font-size-asian="14pt" style:font-size-complex="14pt"/>
    </style:style>
    <style:style style:name="T36" style:parent-style-name="DefaultParagraphFont" style:family="text">
      <style:text-properties style:font-name="FreeSerif" fo:color="#000000" fo:font-size="14pt" style:font-size-asian="14pt" style:font-size-complex="14pt"/>
    </style:style>
    <style:style style:name="P3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38" style:parent-style-name="Textbody" style:family="paragraph">
      <style:paragraph-properties fo:border="0.0034in solid #D9D9E3" fo:padding="0.0138in" style:shadow="none" fo:text-align="justify"/>
    </style:style>
    <style:style style:name="T39" style:parent-style-name="DefaultParagraphFont" style:family="text">
      <style:text-properties style:font-name="FreeSerif" fo:color="#000000" fo:font-size="14pt" style:font-size-asian="14pt" style:font-size-complex="14pt"/>
    </style:style>
    <style:style style:name="T40" style:parent-style-name="SourceText" style:family="text">
      <style:text-properties style:font-name="FreeSerif" fo:color="#000000" fo:font-size="14pt" style:font-size-asian="14pt" style:font-size-complex="14pt"/>
    </style:style>
    <style:style style:name="T41" style:parent-style-name="DefaultParagraphFont" style:family="text">
      <style:text-properties style:font-name="FreeSerif" fo:color="#000000" fo:font-size="14pt" style:font-size-asian="14pt" style:font-size-complex="14pt"/>
    </style:style>
    <style:style style:name="P42" style:parent-style-name="Textbody" style:family="paragraph">
      <style:paragraph-properties fo:border="0.0034in solid #D9D9E3" fo:padding="0.0138in" style:shadow="none" fo:text-align="justify"/>
    </style:style>
    <style:style style:name="T43" style:parent-style-name="DefaultParagraphFont" style:family="text">
      <style:text-properties style:font-name="FreeSerif" fo:color="#000000" fo:font-size="14pt" style:font-size-asian="14pt" style:font-size-complex="14pt"/>
    </style:style>
    <style:style style:name="T44" style:parent-style-name="SourceText" style:family="text">
      <style:text-properties style:font-name="FreeSerif" fo:color="#000000" fo:font-size="14pt" style:font-size-asian="14pt" style:font-size-complex="14pt"/>
    </style:style>
    <style:style style:name="T45" style:parent-style-name="DefaultParagraphFont" style:family="text">
      <style:text-properties style:font-name="FreeSerif" fo:color="#000000" fo:font-size="14pt" style:font-size-asian="14pt" style:font-size-complex="14pt"/>
    </style:style>
    <style:style style:name="T46" style:parent-style-name="SourceText" style:family="text">
      <style:text-properties style:font-name="FreeSerif" fo:color="#000000" fo:font-size="14pt" style:font-size-asian="14pt" style:font-size-complex="14pt"/>
    </style:style>
    <style:style style:name="T47" style:parent-style-name="DefaultParagraphFont" style:family="text">
      <style:text-properties style:font-name="FreeSerif" fo:color="#000000" fo:font-size="14pt" style:font-size-asian="14pt" style:font-size-complex="14pt"/>
    </style:style>
    <style:style style:name="T48" style:parent-style-name="SourceText" style:family="text">
      <style:text-properties style:font-name="FreeSerif" fo:color="#000000" fo:font-size="14pt" style:font-size-asian="14pt" style:font-size-complex="14pt"/>
    </style:style>
    <style:style style:name="T49" style:parent-style-name="DefaultParagraphFont" style:family="text">
      <style:text-properties style:font-name="FreeSerif" fo:color="#000000" fo:font-size="14pt" style:font-size-asian="14pt" style:font-size-complex="14pt"/>
    </style:style>
    <style:style style:name="P50" style:parent-style-name="Textbody" style:family="paragraph">
      <style:paragraph-properties fo:border="0.0034in solid #D9D9E3" fo:padding="0.0138in" style:shadow="none" fo:text-align="justify"/>
    </style:style>
    <style:style style:name="T51" style:parent-style-name="DefaultParagraphFont" style:family="text">
      <style:text-properties style:font-name="FreeSerif" fo:color="#000000" fo:font-size="14pt" style:font-size-asian="14pt" style:font-size-complex="14pt"/>
    </style:style>
    <style:style style:name="T52" style:parent-style-name="SourceText" style:family="text">
      <style:text-properties style:font-name="FreeSerif" fo:color="#000000" fo:font-size="14pt" style:font-size-asian="14pt" style:font-size-complex="14pt"/>
    </style:style>
    <style:style style:name="T53" style:parent-style-name="DefaultParagraphFont" style:family="text">
      <style:text-properties style:font-name="FreeSerif" fo:color="#000000" fo:font-size="14pt" style:font-size-asian="14pt" style:font-size-complex="14pt"/>
    </style:style>
    <style:style style:name="P54"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55"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56"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5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58" style:parent-style-name="Textbody" style:family="paragraph">
      <style:paragraph-properties fo:border="0.0034in solid #D9D9E3" fo:padding="0.0138in" style:shadow="none" fo:text-align="justify"/>
    </style:style>
    <style:style style:name="T59" style:parent-style-name="DefaultParagraphFont" style:family="text">
      <style:text-properties style:font-name="FreeSerif" fo:color="#000000" fo:font-size="14pt" style:font-size-asian="14pt" style:font-size-complex="14pt"/>
    </style:style>
    <style:style style:name="T60" style:parent-style-name="SourceText" style:family="text">
      <style:text-properties style:font-name="FreeSerif" fo:color="#000000" fo:font-size="14pt" style:font-size-asian="14pt" style:font-size-complex="14pt"/>
    </style:style>
    <style:style style:name="T61" style:parent-style-name="DefaultParagraphFont" style:family="text">
      <style:text-properties style:font-name="FreeSerif" fo:color="#000000" fo:font-size="14pt" style:font-size-asian="14pt" style:font-size-complex="14pt"/>
    </style:style>
    <style:style style:name="T62" style:parent-style-name="SourceText" style:family="text">
      <style:text-properties style:font-name="FreeSerif" fo:color="#000000" fo:font-size="14pt" style:font-size-asian="14pt" style:font-size-complex="14pt"/>
    </style:style>
    <style:style style:name="T63" style:parent-style-name="DefaultParagraphFont" style:family="text">
      <style:text-properties style:font-name="FreeSerif" fo:color="#000000" fo:font-size="14pt" style:font-size-asian="14pt" style:font-size-complex="14pt"/>
    </style:style>
    <style:style style:name="T64" style:parent-style-name="SourceText" style:family="text">
      <style:text-properties style:font-name="FreeSerif" fo:color="#000000" fo:font-size="14pt" style:font-size-asian="14pt" style:font-size-complex="14pt"/>
    </style:style>
    <style:style style:name="T65" style:parent-style-name="DefaultParagraphFont" style:family="text">
      <style:text-properties style:font-name="FreeSerif" fo:color="#000000" fo:font-size="14pt" style:font-size-asian="14pt" style:font-size-complex="14pt"/>
    </style:style>
    <style:style style:name="T66" style:parent-style-name="SourceText" style:family="text">
      <style:text-properties style:font-name="FreeSerif" fo:color="#000000" fo:font-size="14pt" style:font-size-asian="14pt" style:font-size-complex="14pt"/>
    </style:style>
    <style:style style:name="T67" style:parent-style-name="DefaultParagraphFont" style:family="text">
      <style:text-properties style:font-name="FreeSerif" fo:color="#000000" fo:font-size="14pt" style:font-size-asian="14pt" style:font-size-complex="14pt"/>
    </style:style>
    <style:style style:name="T68" style:parent-style-name="SourceText" style:family="text">
      <style:text-properties style:font-name="FreeSerif" fo:color="#000000" fo:font-size="14pt" style:font-size-asian="14pt" style:font-size-complex="14pt"/>
    </style:style>
    <style:style style:name="T69" style:parent-style-name="DefaultParagraphFont" style:family="text">
      <style:text-properties style:font-name="FreeSerif" fo:color="#000000" fo:font-size="14pt" style:font-size-asian="14pt" style:font-size-complex="14pt"/>
    </style:style>
    <style:style style:name="T70" style:parent-style-name="SourceText" style:family="text">
      <style:text-properties style:font-name="FreeSerif" fo:color="#000000" fo:font-size="14pt" style:font-size-asian="14pt" style:font-size-complex="14pt"/>
    </style:style>
    <style:style style:name="T71" style:parent-style-name="DefaultParagraphFont" style:family="text">
      <style:text-properties style:font-name="FreeSerif" fo:color="#000000" fo:font-size="14pt" style:font-size-asian="14pt" style:font-size-complex="14pt"/>
    </style:style>
    <style:style style:name="P72" style:parent-style-name="Textbody" style:family="paragraph">
      <style:paragraph-properties fo:border="0.0034in solid #D9D9E3" fo:padding="0.0138in" style:shadow="none" fo:text-align="justify"/>
    </style:style>
    <style:style style:name="T73" style:parent-style-name="DefaultParagraphFont" style:family="text">
      <style:text-properties style:font-name="FreeSerif" fo:color="#000000" fo:font-size="14pt" style:font-size-asian="14pt" style:font-size-complex="14pt"/>
    </style:style>
    <style:style style:name="T74" style:parent-style-name="SourceText" style:family="text">
      <style:text-properties style:font-name="FreeSerif" fo:color="#000000" fo:font-size="14pt" style:font-size-asian="14pt" style:font-size-complex="14pt"/>
    </style:style>
    <style:style style:name="T75" style:parent-style-name="DefaultParagraphFont" style:family="text">
      <style:text-properties style:font-name="FreeSerif" fo:color="#000000" fo:font-size="14pt" style:font-size-asian="14pt" style:font-size-complex="14pt"/>
    </style:style>
    <style:style style:name="P76" style:parent-style-name="Textbody" style:family="paragraph">
      <style:paragraph-properties fo:border="0.0034in solid #D9D9E3" fo:padding="0.0138in" style:shadow="none" fo:text-align="justify" fo:margin-bottom="0in"/>
      <style:text-properties style:font-name="FreeSerif" fo:color="#000000" fo:font-size="14pt" style:font-size-asian="14pt" style:font-size-complex="14pt"/>
    </style:style>
    <style:style style:name="P77" style:parent-style-name="Textbody" style:family="paragraph">
      <style:paragraph-properties fo:border="0.0034in solid #D9D9E3" fo:padding="0.0138in" style:shadow="none" fo:text-align="justify" fo:margin-bottom="0in"/>
    </style:style>
    <style:style style:name="T78" style:parent-style-name="DefaultParagraphFont" style:family="text">
      <style:text-properties style:font-name="FreeSerif" fo:color="#000000" fo:font-size="14pt" style:font-size-asian="14pt" style:font-size-complex="14pt"/>
    </style:style>
    <style:style style:name="T79" style:parent-style-name="SourceText" style:family="text">
      <style:text-properties style:font-name="FreeSerif" fo:color="#000000" fo:font-size="14pt" style:font-size-asian="14pt" style:font-size-complex="14pt"/>
    </style:style>
    <style:style style:name="T80" style:parent-style-name="DefaultParagraphFont" style:family="text">
      <style:text-properties style:font-name="FreeSerif" fo:color="#000000" fo:font-size="14pt" style:font-size-asian="14pt" style:font-size-complex="14pt"/>
    </style:style>
    <style:style style:name="P81" style:parent-style-name="Textbody" style:family="paragraph">
      <style:paragraph-properties fo:border="0.0034in solid #D9D9E3" fo:padding="0.0138in" style:shadow="none" fo:text-align="justify" fo:margin-bottom="0in"/>
    </style:style>
    <style:style style:name="T82" style:parent-style-name="DefaultParagraphFont" style:family="text">
      <style:text-properties style:font-name="FreeSerif" fo:color="#000000" fo:font-size="14pt" style:font-size-asian="14pt" style:font-size-complex="14pt"/>
    </style:style>
    <style:style style:name="T83" style:parent-style-name="SourceText" style:family="text">
      <style:text-properties style:font-name="FreeSerif" fo:color="#000000" fo:font-size="14pt" style:font-size-asian="14pt" style:font-size-complex="14pt"/>
    </style:style>
    <style:style style:name="T84" style:parent-style-name="DefaultParagraphFont" style:family="text">
      <style:text-properties style:font-name="FreeSerif" fo:color="#000000" fo:font-size="14pt" style:font-size-asian="14pt" style:font-size-complex="14pt"/>
    </style:style>
    <style:style style:name="P85" style:parent-style-name="Textbody" style:family="paragraph">
      <style:paragraph-properties fo:border="0.0034in solid #D9D9E3" fo:padding="0.0138in" style:shadow="none" fo:text-align="justify" fo:margin-bottom="0in"/>
    </style:style>
    <style:style style:name="T86" style:parent-style-name="DefaultParagraphFont" style:family="text">
      <style:text-properties style:font-name="FreeSerif" fo:color="#000000" fo:font-size="14pt" style:font-size-asian="14pt" style:font-size-complex="14pt"/>
    </style:style>
    <style:style style:name="T87" style:parent-style-name="SourceText" style:family="text">
      <style:text-properties style:font-name="FreeSerif" fo:color="#000000" fo:font-size="14pt" style:font-size-asian="14pt" style:font-size-complex="14pt"/>
    </style:style>
    <style:style style:name="T88" style:parent-style-name="DefaultParagraphFont" style:family="text">
      <style:text-properties style:font-name="FreeSerif" fo:color="#000000" fo:font-size="14pt" style:font-size-asian="14pt" style:font-size-complex="14pt"/>
    </style:style>
    <style:style style:name="P89" style:parent-style-name="Textbody" style:family="paragraph">
      <style:paragraph-properties fo:border="0.0034in solid #D9D9E3" fo:padding="0.0138in" style:shadow="none" fo:text-align="justify" fo:margin-bottom="0in"/>
    </style:style>
    <style:style style:name="T90" style:parent-style-name="DefaultParagraphFont" style:family="text">
      <style:text-properties style:font-name="FreeSerif" fo:color="#000000" fo:font-size="14pt" style:font-size-asian="14pt" style:font-size-complex="14pt"/>
    </style:style>
    <style:style style:name="T91" style:parent-style-name="SourceText" style:family="text">
      <style:text-properties style:font-name="FreeSerif" fo:color="#000000" fo:font-size="14pt" style:font-size-asian="14pt" style:font-size-complex="14pt"/>
    </style:style>
    <style:style style:name="T92" style:parent-style-name="DefaultParagraphFont" style:family="text">
      <style:text-properties style:font-name="FreeSerif" fo:color="#000000" fo:font-size="14pt" style:font-size-asian="14pt" style:font-size-complex="14pt"/>
    </style:style>
    <style:style style:name="P93" style:parent-style-name="Textbody" style:family="paragraph">
      <style:paragraph-properties fo:border="0.0034in solid #D9D9E3" fo:padding="0.0138in" style:shadow="none" fo:text-align="justify" fo:margin-bottom="0in"/>
      <style:text-properties style:font-name="FreeSerif" fo:color="#000000" fo:font-size="14pt" style:font-size-asian="14pt" style:font-size-complex="14pt"/>
    </style:style>
    <style:style style:name="P94" style:parent-style-name="Textbody" style:family="paragraph">
      <style:paragraph-properties fo:border="0.0034in solid #D9D9E3" fo:padding="0.0138in" style:shadow="none" fo:text-align="justify" fo:margin-bottom="0in"/>
    </style:style>
    <style:style style:name="T95" style:parent-style-name="DefaultParagraphFont" style:family="text">
      <style:text-properties style:font-name="FreeSerif" fo:color="#000000" fo:font-size="14pt" style:font-size-asian="14pt" style:font-size-complex="14pt"/>
    </style:style>
    <style:style style:name="T96" style:parent-style-name="SourceText" style:family="text">
      <style:text-properties style:font-name="FreeSerif" fo:color="#000000" fo:font-size="14pt" style:font-size-asian="14pt" style:font-size-complex="14pt"/>
    </style:style>
    <style:style style:name="T97" style:parent-style-name="DefaultParagraphFont" style:family="text">
      <style:text-properties style:font-name="FreeSerif" fo:color="#000000" fo:font-size="14pt" style:font-size-asian="14pt" style:font-size-complex="14pt"/>
    </style:style>
    <style:style style:name="P98" style:parent-style-name="Textbody" style:family="paragraph">
      <style:paragraph-properties fo:border="0.0034in solid #D9D9E3" fo:padding="0.0138in" style:shadow="none" fo:text-align="justify" fo:margin-bottom="0in"/>
      <style:text-properties style:font-name="FreeSerif" fo:color="#000000" fo:font-size="14pt" style:font-size-asian="14pt" style:font-size-complex="14pt"/>
    </style:style>
    <style:style style:name="P99" style:parent-style-name="Textbody" style:family="paragraph">
      <style:paragraph-properties fo:border="0.0034in solid #D9D9E3" fo:padding="0.0138in" style:shadow="none" fo:text-align="justify"/>
    </style:style>
    <style:style style:name="T100" style:parent-style-name="DefaultParagraphFont" style:family="text">
      <style:text-properties style:font-name="FreeSerif" fo:color="#000000" fo:font-size="14pt" style:font-size-asian="14pt" style:font-size-complex="14pt"/>
    </style:style>
    <style:style style:name="T101" style:parent-style-name="SourceText" style:family="text">
      <style:text-properties style:font-name="FreeSerif" fo:color="#000000" fo:font-size="14pt" style:font-size-asian="14pt" style:font-size-complex="14pt"/>
    </style:style>
    <style:style style:name="T102" style:parent-style-name="DefaultParagraphFont" style:family="text">
      <style:text-properties style:font-name="FreeSerif" fo:color="#000000" fo:font-size="14pt" style:font-size-asian="14pt" style:font-size-complex="14pt"/>
    </style:style>
    <style:style style:name="P103" style:parent-style-name="Textbody" style:family="paragraph">
      <style:paragraph-properties fo:border="0.0034in solid #D9D9E3" fo:padding="0.0138in" style:shadow="none" fo:text-align="justify"/>
    </style:style>
    <style:style style:name="T104" style:parent-style-name="DefaultParagraphFont" style:family="text">
      <style:text-properties style:font-name="FreeSerif" fo:color="#000000" fo:font-size="14pt" style:font-size-asian="14pt" style:font-size-complex="14pt"/>
    </style:style>
    <style:style style:name="T105" style:parent-style-name="SourceText" style:family="text">
      <style:text-properties style:font-name="FreeSerif" fo:color="#000000" fo:font-size="14pt" style:font-size-asian="14pt" style:font-size-complex="14pt"/>
    </style:style>
    <style:style style:name="T106" style:parent-style-name="DefaultParagraphFont" style:family="text">
      <style:text-properties style:font-name="FreeSerif" fo:color="#000000" fo:font-size="14pt" style:font-size-asian="14pt" style:font-size-complex="14pt"/>
    </style:style>
    <style:style style:name="P10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08" style:parent-style-name="Textbody" style:family="paragraph">
      <style:paragraph-properties fo:border="0.0034in solid #D9D9E3" fo:padding="0.0138in" style:shadow="none" fo:text-align="justify"/>
    </style:style>
    <style:style style:name="T109" style:parent-style-name="DefaultParagraphFont" style:family="text">
      <style:text-properties style:font-name="FreeSerif" fo:color="#000000" fo:font-size="14pt" style:font-size-asian="14pt" style:font-size-complex="14pt"/>
    </style:style>
    <style:style style:name="T110" style:parent-style-name="SourceText" style:family="text">
      <style:text-properties style:font-name="FreeSerif" fo:color="#000000" fo:font-size="14pt" style:font-size-asian="14pt" style:font-size-complex="14pt"/>
    </style:style>
    <style:style style:name="T111" style:parent-style-name="DefaultParagraphFont" style:family="text">
      <style:text-properties style:font-name="FreeSerif" fo:color="#000000" fo:font-size="14pt" style:font-size-asian="14pt" style:font-size-complex="14pt"/>
    </style:style>
    <style:style style:name="T112" style:parent-style-name="SourceText" style:family="text">
      <style:text-properties style:font-name="FreeSerif" fo:color="#000000" fo:font-size="14pt" style:font-size-asian="14pt" style:font-size-complex="14pt"/>
    </style:style>
    <style:style style:name="T113" style:parent-style-name="DefaultParagraphFont" style:family="text">
      <style:text-properties style:font-name="FreeSerif" fo:color="#000000" fo:font-size="14pt" style:font-size-asian="14pt" style:font-size-complex="14pt"/>
    </style:style>
    <style:style style:name="T114" style:parent-style-name="SourceText" style:family="text">
      <style:text-properties style:font-name="FreeSerif" fo:color="#000000" fo:font-size="14pt" style:font-size-asian="14pt" style:font-size-complex="14pt"/>
    </style:style>
    <style:style style:name="T115" style:parent-style-name="DefaultParagraphFont" style:family="text">
      <style:text-properties style:font-name="FreeSerif" fo:color="#000000" fo:font-size="14pt" style:font-size-asian="14pt" style:font-size-complex="14pt"/>
    </style:style>
    <style:style style:name="T116" style:parent-style-name="SourceText" style:family="text">
      <style:text-properties style:font-name="FreeSerif" fo:color="#000000" fo:font-size="14pt" style:font-size-asian="14pt" style:font-size-complex="14pt"/>
    </style:style>
    <style:style style:name="T117" style:parent-style-name="DefaultParagraphFont" style:family="text">
      <style:text-properties style:font-name="FreeSerif" fo:color="#000000" fo:font-size="14pt" style:font-size-asian="14pt" style:font-size-complex="14pt"/>
    </style:style>
    <style:style style:name="T118" style:parent-style-name="SourceText" style:family="text">
      <style:text-properties style:font-name="FreeSerif" fo:color="#000000" fo:font-size="14pt" style:font-size-asian="14pt" style:font-size-complex="14pt"/>
    </style:style>
    <style:style style:name="T119" style:parent-style-name="DefaultParagraphFont" style:family="text">
      <style:text-properties style:font-name="FreeSerif" fo:color="#000000" fo:font-size="14pt" style:font-size-asian="14pt" style:font-size-complex="14pt"/>
    </style:style>
    <style:style style:name="P120"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21"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22"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23" style:parent-style-name="Textbody" style:family="paragraph">
      <style:paragraph-properties fo:border="0.0034in solid #D9D9E3" fo:padding="0.0138in" style:shadow="none" fo:text-align="justify" fo:margin-bottom="0in"/>
    </style:style>
    <style:style style:name="T124" style:parent-style-name="SourceText" style:family="text">
      <style:text-properties style:font-name="FreeSerif" fo:color="#000000" fo:font-size="14pt" style:font-size-asian="14pt" style:font-size-complex="14pt"/>
    </style:style>
    <style:style style:name="T125" style:parent-style-name="DefaultParagraphFont" style:family="text">
      <style:text-properties style:font-name="FreeSerif" fo:color="#000000" fo:font-size="14pt" style:font-size-asian="14pt" style:font-size-complex="14pt"/>
    </style:style>
    <style:style style:name="P126" style:parent-style-name="Textbody" style:family="paragraph">
      <style:paragraph-properties fo:border="0.0034in solid #D9D9E3" fo:padding="0.0138in" style:shadow="none" fo:text-align="justify" fo:margin-bottom="0in"/>
    </style:style>
    <style:style style:name="T127" style:parent-style-name="SourceText" style:family="text">
      <style:text-properties style:font-name="FreeSerif" fo:color="#000000" fo:font-size="14pt" style:font-size-asian="14pt" style:font-size-complex="14pt"/>
    </style:style>
    <style:style style:name="T128" style:parent-style-name="DefaultParagraphFont" style:family="text">
      <style:text-properties style:font-name="FreeSerif" fo:color="#000000" fo:font-size="14pt" style:font-size-asian="14pt" style:font-size-complex="14pt"/>
    </style:style>
    <style:style style:name="P129" style:parent-style-name="Textbody" style:family="paragraph">
      <style:paragraph-properties fo:border="0.0034in solid #D9D9E3" fo:padding="0.0138in" style:shadow="none" fo:text-align="justify" fo:margin-bottom="0in"/>
    </style:style>
    <style:style style:name="T130" style:parent-style-name="SourceText" style:family="text">
      <style:text-properties style:font-name="FreeSerif" fo:color="#000000" fo:font-size="14pt" style:font-size-asian="14pt" style:font-size-complex="14pt"/>
    </style:style>
    <style:style style:name="T131" style:parent-style-name="DefaultParagraphFont" style:family="text">
      <style:text-properties style:font-name="FreeSerif" fo:color="#000000" fo:font-size="14pt" style:font-size-asian="14pt" style:font-size-complex="14pt"/>
    </style:style>
    <style:style style:name="P132" style:parent-style-name="Textbody" style:family="paragraph">
      <style:paragraph-properties fo:border="0.0034in solid #D9D9E3" fo:padding="0.0138in" style:shadow="none" fo:text-align="justify" fo:margin-bottom="0in"/>
    </style:style>
    <style:style style:name="T133" style:parent-style-name="SourceText" style:family="text">
      <style:text-properties style:font-name="FreeSerif" fo:color="#000000" fo:font-size="14pt" style:font-size-asian="14pt" style:font-size-complex="14pt"/>
    </style:style>
    <style:style style:name="T134" style:parent-style-name="DefaultParagraphFont" style:family="text">
      <style:text-properties style:font-name="FreeSerif" fo:color="#000000" fo:font-size="14pt" style:font-size-asian="14pt" style:font-size-complex="14pt"/>
    </style:style>
    <style:style style:name="T135" style:parent-style-name="SourceText" style:family="text">
      <style:text-properties style:font-name="FreeSerif" fo:color="#000000" fo:font-size="14pt" style:font-size-asian="14pt" style:font-size-complex="14pt"/>
    </style:style>
    <style:style style:name="T136" style:parent-style-name="DefaultParagraphFont" style:family="text">
      <style:text-properties style:font-name="FreeSerif" fo:color="#000000" fo:font-size="14pt" style:font-size-asian="14pt" style:font-size-complex="14pt"/>
    </style:style>
    <style:style style:name="T137" style:parent-style-name="SourceText" style:family="text">
      <style:text-properties style:font-name="FreeSerif" fo:color="#000000" fo:font-size="14pt" style:font-size-asian="14pt" style:font-size-complex="14pt"/>
    </style:style>
    <style:style style:name="T138" style:parent-style-name="DefaultParagraphFont" style:family="text">
      <style:text-properties style:font-name="FreeSerif" fo:color="#000000" fo:font-size="14pt" style:font-size-asian="14pt" style:font-size-complex="14pt"/>
    </style:style>
    <style:style style:name="T139" style:parent-style-name="SourceText" style:family="text">
      <style:text-properties style:font-name="FreeSerif" fo:color="#000000" fo:font-size="14pt" style:font-size-asian="14pt" style:font-size-complex="14pt"/>
    </style:style>
    <style:style style:name="T140" style:parent-style-name="DefaultParagraphFont" style:family="text">
      <style:text-properties style:font-name="FreeSerif" fo:color="#000000" fo:font-size="14pt" style:font-size-asian="14pt" style:font-size-complex="14pt"/>
    </style:style>
    <style:style style:name="T141" style:parent-style-name="SourceText" style:family="text">
      <style:text-properties style:font-name="FreeSerif" fo:color="#000000" fo:font-size="14pt" style:font-size-asian="14pt" style:font-size-complex="14pt"/>
    </style:style>
    <style:style style:name="T142" style:parent-style-name="DefaultParagraphFont" style:family="text">
      <style:text-properties style:font-name="FreeSerif" fo:color="#000000" fo:font-size="14pt" style:font-size-asian="14pt" style:font-size-complex="14pt"/>
    </style:style>
    <style:style style:name="P143" style:parent-style-name="Textbody" style:family="paragraph">
      <style:paragraph-properties fo:border="0.0034in solid #D9D9E3" fo:padding="0.0138in" style:shadow="none" fo:text-align="justify" fo:margin-bottom="0in"/>
    </style:style>
    <style:style style:name="T144" style:parent-style-name="SourceText" style:family="text">
      <style:text-properties style:font-name="FreeSerif" fo:color="#000000" fo:font-size="14pt" style:font-size-asian="14pt" style:font-size-complex="14pt"/>
    </style:style>
    <style:style style:name="T145" style:parent-style-name="DefaultParagraphFont" style:family="text">
      <style:text-properties style:font-name="FreeSerif" fo:color="#000000" fo:font-size="14pt" style:font-size-asian="14pt" style:font-size-complex="14pt"/>
    </style:style>
    <style:style style:name="T146" style:parent-style-name="SourceText" style:family="text">
      <style:text-properties style:font-name="FreeSerif" fo:color="#000000" fo:font-size="14pt" style:font-size-asian="14pt" style:font-size-complex="14pt"/>
    </style:style>
    <style:style style:name="T147" style:parent-style-name="DefaultParagraphFont" style:family="text">
      <style:text-properties style:font-name="FreeSerif" fo:color="#000000" fo:font-size="14pt" style:font-size-asian="14pt" style:font-size-complex="14pt"/>
    </style:style>
    <style:style style:name="T148" style:parent-style-name="SourceText" style:family="text">
      <style:text-properties style:font-name="FreeSerif" fo:color="#000000" fo:font-size="14pt" style:font-size-asian="14pt" style:font-size-complex="14pt"/>
    </style:style>
    <style:style style:name="T149" style:parent-style-name="DefaultParagraphFont" style:family="text">
      <style:text-properties style:font-name="FreeSerif" fo:color="#000000" fo:font-size="14pt" style:font-size-asian="14pt" style:font-size-complex="14pt"/>
    </style:style>
    <style:style style:name="P150" style:parent-style-name="Textbody" style:family="paragraph">
      <style:paragraph-properties fo:border="0.0034in solid #D9D9E3" fo:padding="0.0138in" style:shadow="none" fo:text-align="justify"/>
    </style:style>
    <style:style style:name="T151" style:parent-style-name="SourceText" style:family="text">
      <style:text-properties style:font-name="FreeSerif" fo:color="#000000" fo:font-size="14pt" style:font-size-asian="14pt" style:font-size-complex="14pt"/>
    </style:style>
    <style:style style:name="T152" style:parent-style-name="DefaultParagraphFont" style:family="text">
      <style:text-properties style:font-name="FreeSerif" fo:color="#000000" fo:font-size="14pt" style:font-size-asian="14pt" style:font-size-complex="14pt"/>
    </style:style>
    <style:style style:name="T153" style:parent-style-name="SourceText" style:family="text">
      <style:text-properties style:font-name="FreeSerif" fo:color="#000000" fo:font-size="14pt" style:font-size-asian="14pt" style:font-size-complex="14pt"/>
    </style:style>
    <style:style style:name="T154" style:parent-style-name="DefaultParagraphFont" style:family="text">
      <style:text-properties style:font-name="FreeSerif" fo:color="#000000" fo:font-size="14pt" style:font-size-asian="14pt" style:font-size-complex="14pt"/>
    </style:style>
    <style:style style:name="P155"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56"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57"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58" style:parent-style-name="Textbody" style:family="paragraph">
      <style:paragraph-properties fo:border="0.0034in solid #D9D9E3" fo:padding="0.0138in" style:shadow="none" fo:text-align="justify"/>
      <style:text-properties style:font-name="FreeSerif" fo:color="#000000" fo:font-size="14pt" style:font-size-asian="14pt" style:font-size-complex="14pt"/>
    </style:style>
    <style:style style:name="P159" style:parent-style-name="Textbody" style:family="paragraph">
      <style:paragraph-properties fo:border="0.0034in solid #D9D9E3" fo:padding="0.0138in" style:shadow="none" fo:text-align="justify"/>
      <style:text-properties style:font-name="FreeSerif" fo:color="#374151" fo:font-size="14pt" style:font-size-asian="14pt" style:font-size-complex="14pt"/>
    </style:style>
    <style:style style:name="P160" style:parent-style-name="Standard" style:family="paragraph">
      <style:text-properties style:font-name="FreeSerif" fo:font-size="14pt" style:font-size-asian="14pt" style:font-size-complex="14pt"/>
    </style:style>
  </office:automatic-styles>
  <office:body>
    <office:text text:use-soft-page-breaks="true">
      <text:p text:style-name="P1">Документация по Системно Програмиране</text:p>
      <text:p text:style-name="P2">Име на файла: func.c</text:p>
      <text:p text:style-name="P3">Описание: Този файл съдържа функции за изпълнение на аритметични операции с числа, представени в BCD (Binary-Coded Decimal) формат. Всички числа са представени като 4-цифрени десетични числа, като всяка цифра е кодирана с 4 двоични бита.</text:p>
      <text:p text:style-name="P4">Функции:</text:p>
      <text:p text:style-name="P5">long int bcd_addition(int num1, int num2)</text:p>
      <text:p text:style-name="P6">Функцията изпълнява събиране на две BCD числа (num1 и num2). Тя обработва всяка цифра от двата числа последователно, започвайки от най-малката позиция (единиците), и добавя стойността на всяка цифра, включително и евентуален пренос (carry) от предишната операция. След това, ако сборът на текущите цифри е по-голям от 9, генерира се пренос, който ще се добави към следващата позиция. Резултатът от събирането се записва в резултиращото число.</text:p>
      <text:p text:style-name="P7">long int bcd_subtraction(int num1, int num2)</text:p>
      <text:p text:style-name="P8">Функцията изпълнява изваждане на две BCD числа (num1 и num2). Тя обработва всяка цифра от двата числа последователно, започвайки от най-малката позиция (единиците), и изважда стойността на всяка цифра, включително и евентуален заем (borrow) от предишната операция. Ако разликата на текущите цифри е отрицателна, генерира се заем, който ще се извади от следващата позиция. Резултатът от изваждането се записва в резултиращото число.</text:p>
      <text:p text:style-name="P9">long int bcd_multiplication(int num1, int num2)</text:p>
      <text:p text:style-name="P10">Функцията изпълнява умножение на две BCD числа (num1 и num2). Тя използва метода за умножение на десетични числа, като обработва всяка цифра на първото число (num1) и умножава я последователно с всяка цифра на второто число (num2). Всяко умножение може да генерира пренос (carry), който се добавя към стойността на следващата позиция. Резултатите от умножението на всички цифри се събират за да се получи крайният резултат от умножението.</text:p>
      <text:p text:style-name="P11">long int bcd_division(int num1, int num2)</text:p>
      <text:p text:style-name="P12">Функцията изпълнява деление на две BCD числа (num1 и num2). Тя използва метода за деление на десетични числа, като обработва всяка<text:s/><text:soft-page-break/>позиция на делимото (num1), започвайки от най-голямата позиция (хиладите) и спускайки към най-малката позиция (единиците). За всяка позиция, функцията определя колко пъти делителят (num2) се съдържа в текущата стойност на делимото (включително и остатъка от предишната операция). Резултатът от делението на всяка позиция се добавя към частното. След като всички позиции на делимото са обработени, функцията връща частното и остатъка като едно число, като първите четири цифри са частното, а следващите две са остатъка.</text:p>
      <text:p text:style-name="P13">long int bcd_exponentiation(int num1, int num2)</text:p>
      <text:p text:style-name="P14">Функцията изпълнява степенуване на две BCD числа (num1 и num2), като num1 е основата, а num2 е показателят. Тя повтаря умножението на основата (num1) със себе си, колкото е посочен брой пъти в показателя (num2). Резултатът от степенуването се получава чрез последователно прилагане на функцията bcd_multiplication.</text:p>
      <text:p text:style-name="P15">long int bcd_calculate(int num1, int num2, char operator)</text:p>
      <text:p text:style-name="P16">Функцията приема две BCD числа (num1 и num2) и символ на оператора, като изпълнява съответната операция и връща резултата. В зависимост от символа на оператора (+, -, *, / или ^), функцията извиква съответната функция за аритметична операция (bcd_addition, bcd_subtraction, bcd_multiplication, bcd_division или bcd_exponentiation) и връща получения резултат.</text:p>
      <text:p text:style-name="P17">void decimal_to_bcd(long int decimal_num, char* bcd_num)</text:p>
      <text:p text:style-name="P18">Функцията конвертира десетично число (decimal_num) в BCD формат. За да направи това, тя обработва всяка цифра на десетичното число, започвайки от най-малката позиция (единиците), и кодира всяка цифра с 4 двоични бита. Резултатът от конвертирането се записва в масив от символи (bcd_num), като всеки символ съхранява един двоичен бит.</text:p>
      <text:p text:style-name="P19">Име на файла: func.o</text:p>
      <text:p text:style-name="P20">Описание: Този файл представлява обектен файл. С кода от func.c го компилираме в обектен файл с командата:</text:p>
      <text:p text:style-name="P21">gcc -c func.c -o func.o</text:p>
      <text:p text:style-name="P22">По този начин компилаторът обработва изходния код във файла <text:s/>func. C и генерира междинен обектен файл func.o. Обектният файл съдържа машинен код, който може да бъде свързан с други обектни файлове и изпълними файлове, за да се създаде крайното приложение. Обектният<text:s/><text:soft-page-break/>файл позволява на компилатора да обработва и превежда всеки изходен файл отделно, което улеснява процеса на създаване на големи програми и библиотеки.</text:p>
      <text:p text:style-name="P23">Име на файла: func.a</text:p>
      <text:p text:style-name="P24">Описание: След като сме компилирали обектния файл, можеме да го комбинираме и с други обектни файлове в една статична библиотека. Статичната библиотека се създава с командата:</text:p>
      <text:p text:style-name="P25"><text:span text:style-name="T26">ar rcs func.a func.o</text:span></text:p>
      <text:p text:style-name="P27"><text:span text:style-name="T28">Тази команда архивира обектния файл<text:s/></text:span><text:span text:style-name="T29">func.o</text:span><text:span text:style-name="T30"><text:s/>в статичната библиотека<text:s/></text:span><text:span text:style-name="T31">func.a</text:span><text:span text:style-name="T32">.</text:span></text:p>
      <text:p text:style-name="P33"><text:span text:style-name="T34">Статичната библиотека<text:s/></text:span><text:span text:style-name="T35">func.a може да</text:span><text:span text:style-name="T36"><text:s/>съдържа множество обектни файлове, които могат да бъдат включени в други програми по време на компилация. Това означава, че кодът от статичната библиотека се копира в изпълнимия файл на програмата, която го използва. Така програмата може да използва функциите от статичната библиотека без да се налага да се свързва с нея динамично по време на изпълнение.</text:span></text:p>
      <text:p text:style-name="P37">Име на файла: bcd_math.h</text:p>
      <text:p text:style-name="P38"><text:span text:style-name="T39">Описание: Файлът<text:s/></text:span><text:span text:style-name="T40">bcd_math.h</text:span><text:span text:style-name="T41"><text:s/>е заглавен (header) файл, който съдържа декларации на функции, свързани с аритметични операции с BCD числа. Заглавният файл служи за декларация на интерфейса на библиотеката и може да бъде включен в други C файлове, които искат да използват функциите от библиотеката.</text:span></text:p>
      <text:p text:style-name="P42"><text:span text:style-name="T43">Кодът във файла е защитен с директивите<text:s/></text:span><text:span text:style-name="T44">#ifndef</text:span><text:span text:style-name="T45">,<text:s/></text:span><text:span text:style-name="T46">#define</text:span><text:span text:style-name="T47"><text:s/>и<text:s/></text:span><text:span text:style-name="T48">#endif</text:span><text:span text:style-name="T49">, които предотвратяват повторното включване на съдържанието на файла. Това е стандартна практика, която предпазва от потенциални проблеми при компилация, когато един и същи файл е включен няколко пъти в различни изходни файлове.</text:span></text:p>
      <text:p text:style-name="P50"><text:span text:style-name="T51">Файлът<text:s/></text:span><text:span text:style-name="T52">bcd_math.h</text:span><text:span text:style-name="T53"><text:s/>декларира две функции:</text:span></text:p>
      <text:p text:style-name="P54">long int bcd_calculate(int num1, int num2, char operator)</text:p>
      <text:p text:style-name="P55">void decimal_to_bcd(int decimal_num, char* bcd_num)</text:p>
      <text:p text:style-name="P56">Функциите бяха обяснени по-горе.</text:p>
      <text:p text:style-name="P57">Име на файла: main.c</text:p>
      <text:soft-page-break/>
      <text:p text:style-name="P58"><text:span text:style-name="T59">Описание: Файлът<text:s/></text:span><text:span text:style-name="T60">main.c</text:span><text:span text:style-name="T61"><text:s/>съдържа основната функция на една C програма, която демонстрира използването на функциите от библиотеката<text:s/></text:span><text:span text:style-name="T62">bcd_math</text:span><text:span text:style-name="T63">. Този файл включва стандартната библиотека<text:s/></text:span><text:span text:style-name="T64">stdio.h</text:span><text:span text:style-name="T65"><text:s/>за входно-изходни операции и също така включва заглавния файл<text:s/></text:span><text:span text:style-name="T66">bcd_math.h</text:span><text:span text:style-name="T67">, за да може да използва функциите<text:s/></text:span><text:span text:style-name="T68">bcd_calculate</text:span><text:span text:style-name="T69"><text:s/>и<text:s/></text:span><text:span text:style-name="T70">decimal_to_bcd</text:span><text:span text:style-name="T71">.</text:span></text:p>
      <text:p text:style-name="P72"><text:span text:style-name="T73">Основната функция<text:s/></text:span><text:span text:style-name="T74">main</text:span><text:span text:style-name="T75"><text:s/>изпълнява следните стъпки:</text:span></text:p>
      <text:p text:style-name="P76">-Дефинира променливи за числата num1 и num2, оператора op и масива от символи bcd_num, който ще съхранява резултата в BCD формат.</text:p>
      <text:p text:style-name="P77"><text:span text:style-name="T78">-Извежда подкана за въвеждане на първото число и чете числото с функцията<text:s/></text:span><text:span text:style-name="T79">scanf</text:span><text:span text:style-name="T80">.</text:span></text:p>
      <text:p text:style-name="P81"><text:span text:style-name="T82">-Извежда подкана за въвеждане на оператора и чете символа с функцията<text:s/></text:span><text:span text:style-name="T83">scanf</text:span><text:span text:style-name="T84">.</text:span></text:p>
      <text:p text:style-name="P85"><text:span text:style-name="T86">-Извежда подкана за въвеждане на второто число и чете числото с функцията<text:s/></text:span><text:span text:style-name="T87">scanf</text:span><text:span text:style-name="T88">.</text:span></text:p>
      <text:p text:style-name="P89"><text:span text:style-name="T90">-Извиква функцията<text:s/></text:span><text:span text:style-name="T91">bcd_calculate</text:span><text:span text:style-name="T92"><text:s/>с въведените числа и оператор, за да изчисли резултата.</text:span></text:p>
      <text:p text:style-name="P93">-Извежда резултата в десетичен формат.</text:p>
      <text:p text:style-name="P94"><text:span text:style-name="T95">-Използва функцията<text:s/></text:span><text:span text:style-name="T96">decimal_to_bcd</text:span><text:span text:style-name="T97">, за да преобразува десетичния резултат в BCD формат и запазва преобразувания резултат в масива bcd_num.</text:span></text:p>
      <text:p text:style-name="P98">-Извежда резултата в BCD формат, като обхожда масива bcd_num и извежда всяка цифра.</text:p>
      <text:p text:style-name="P99"><text:span text:style-name="T100">-Завършва програмата с връщане на 0 като стойност на функцията<text:s/></text:span><text:span text:style-name="T101">main</text:span><text:span text:style-name="T102">.</text:span></text:p>
      <text:p text:style-name="P103"><text:span text:style-name="T104">Тази програма служи като демонстрация на функциите от библиотеката<text:s/></text:span><text:span text:style-name="T105">bcd_math</text:span><text:span text:style-name="T106"><text:s/>и показва как да ги използваме за извършване на аритметични операции с BCD числа и преобразуване между десетични и BCD формати.</text:span></text:p>
      <text:p text:style-name="P107">Име на файла: main</text:p>
      <text:p text:style-name="P108"><text:span text:style-name="T109">Описание: Файлът<text:s/></text:span><text:span text:style-name="T110">main</text:span><text:span text:style-name="T111"><text:s/>е изпълним файл, генериран чрез компилацията на<text:s/></text:span><text:span text:style-name="T112">main.c</text:span><text:span text:style-name="T113"><text:s/>с помощта на компилатора<text:s/></text:span><text:span text:style-name="T114">gcc</text:span><text:span text:style-name="T115">. Тази програма е свързана със статичната библиотека<text:s/></text:span><text:span text:style-name="T116">func.a</text:span><text:span text:style-name="T117">, която съдържа дефинициите на функциите от библиотеката<text:s/></text:span><text:span text:style-name="T118">bcd_math</text:span><text:span text:style-name="T119">. Основната функция на тази програма е да извършва аритметични операции върху BCD числа и да преобразува резултатите между десетични и BCD формати.</text:span></text:p>
      <text:p text:style-name="P120">Командата за компилация на файла main.c е:</text:p>
      <text:p text:style-name="P121">gcc main.c -L. -l:func.a -lm -o main</text:p>
      <text:soft-page-break/>
      <text:p text:style-name="P122">Командата за компилация използва следните опции и аргументи:</text:p>
      <text:p text:style-name="P123"><text:span text:style-name="T124">gcc</text:span><text:span text:style-name="T125">: Използва компилатора GCC (GNU Compiler Collection) за компилацията на програмата.</text:span></text:p>
      <text:p text:style-name="P126"><text:span text:style-name="T127">main.c</text:span><text:span text:style-name="T128">: Изходният файл с кода на програмата, който трябва да бъде компилиран.</text:span></text:p>
      <text:p text:style-name="P129"><text:span text:style-name="T130">-L.</text:span><text:span text:style-name="T131">: Указва на компилатора да търси библиотеки в текущата директория.</text:span></text:p>
      <text:p text:style-name="P132"><text:span text:style-name="T133">-l:func.a</text:span><text:span text:style-name="T134">: Свързва програмата със статичната библиотека<text:s/></text:span><text:span text:style-name="T135">func.a</text:span><text:span text:style-name="T136">, която съдържа дефинициите на функциите от библиотеката<text:s/></text:span><text:span text:style-name="T137">bcd_math</text:span><text:span text:style-name="T138">. Символът двоеточие<text:s/></text:span><text:span text:style-name="T139">:</text:span><text:span text:style-name="T140"><text:s/>пред името на библиотеката указва точното име на файла, което е различно от стандартния начин за указване на библиотеки с префикса<text:s/></text:span><text:span text:style-name="T141">lib</text:span><text:span text:style-name="T142">.</text:span></text:p>
      <text:p text:style-name="P143"><text:span text:style-name="T144">-lm</text:span><text:span text:style-name="T145">: Свързва програмата със стандартната математическа библиотека<text:s/></text:span><text:span text:style-name="T146">libm</text:span><text:span text:style-name="T147">. Тази библиотека се използва в кода на програмата за използване на функцията<text:s/></text:span><text:span text:style-name="T148">pow</text:span><text:span text:style-name="T149">.</text:span></text:p>
      <text:p text:style-name="P150"><text:span text:style-name="T151">-o main</text:span><text:span text:style-name="T152">: Указва името на изходния изпълним файл (</text:span><text:span text:style-name="T153">main</text:span><text:span text:style-name="T154">) след компилацията.</text:span></text:p>
      <text:p text:style-name="P155">След компилацията програмата я стартираме в командния прозорец със следващата команда:</text:p>
      <text:p text:style-name="P156">./main</text:p>
      <text:p text:style-name="P157">След като напишем командата ./main, ще излезе съобщение какво да въведеме, като числата които въвеждаме трябва да са до 4 цифри.</text:p>
      <text:p text:style-name="P158"/>
      <text:p text:style-name="P159"/>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FreeSerif" svg:font-family="FreeSerif" style:font-family-generic="roman" style:font-pitch="variable" svg:panose-1="2 11 6 4 2 2 2 2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y Dimov</dc:creator>
    <meta:creation-date>2023-05-02T23:55:00Z</meta:creation-date>
    <dc:date>2024-04-25T09:37:00Z</dc:date>
    <meta:template xlink:href="Normal.dotm" xlink:type="simple"/>
    <meta:editing-cycles>3</meta:editing-cycles>
    <meta:editing-duration>PT480S</meta:editing-duration>
    <meta:document-statistic meta:page-count="5" meta:paragraph-count="17" meta:word-count="1280" meta:character-count="8559" meta:row-count="60" meta:non-whitespace-character-count="7296"/>
  </office:meta>
</office:document-meta>
</file>